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D9A000010A5EF052739.svm"/>
  <manifest:file-entry manifest:media-type="" manifest:full-path="Pictures/200000070000200B00000CB7B584AA59.svm"/>
  <manifest:file-entry manifest:media-type="" manifest:full-path="Pictures/20000007000045AA00001CD706286CDC.svm"/>
  <manifest:file-entry manifest:media-type="" manifest:full-path="Pictures/20000007000030C90000086002CC2B71.svm"/>
  <manifest:file-entry manifest:media-type="" manifest:full-path="Pictures/200000070000314E0000128103746D99.svm"/>
  <manifest:file-entry manifest:media-type="" manifest:full-path="Pictures/20000007000030AF00001904672F155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Standard">
      <style:text-properties fo:color="#000000" style:font-name="Courier New" fo:font-size="10pt" style:font-size-asian="10pt" style:font-size-complex="10pt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Courier New" fo:font-size="10pt" style:font-size-asian="10pt" style:font-size-complex="10pt"/>
    </style:style>
    <style:style style:name="P8" style:family="paragraph" style:parent-style-name="Standard">
      <style:text-properties style:font-name="Courier New" fo:font-size="10pt" fo:background-color="#ffff00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2.434cm"/>
        </style:tab-stops>
      </style:paragraph-properties>
      <style:text-properties style:font-name="Courier New" fo:font-size="9pt" fo:background-color="#ffff00" style:font-size-asian="9pt" style:font-size-complex="9pt"/>
    </style:style>
    <style:style style:name="P10" style:family="paragraph" style:parent-style-name="Standard">
      <style:text-properties fo:color="#008000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 style:parent-style-name="Preformatted_20_Text">
      <style:text-properties fo:color="#ff0000"/>
    </style:style>
    <style:style style:name="P13" style:family="paragraph" style:parent-style-name="Preformatted_20_Text">
      <style:text-properties fo:color="#ff0000" style:font-name="Courier New" fo:font-size="10pt" style:font-size-asian="10pt" style:font-size-complex="10pt"/>
    </style:style>
    <style:style style:name="P14" style:family="paragraph" style:parent-style-name="Preformatted_20_Text">
      <style:text-properties fo:color="#0000ff"/>
    </style:style>
    <style:style style:name="P15" style:family="paragraph" style:parent-style-name="Preformatted_20_Text">
      <style:text-properties fo:color="#000000"/>
    </style:style>
    <style:style style:name="P16" style:family="paragraph" style:parent-style-name="Preformatted_20_Text">
      <style:text-properties fo:color="#000000" style:font-name="Courier New" fo:font-size="10pt" style:font-size-asian="10pt" style:font-size-complex="10pt"/>
    </style:style>
    <style:style style:name="P17" style:family="paragraph" style:parent-style-name="Preformatted_20_Text">
      <style:text-properties fo:background-color="#ffff00"/>
    </style:style>
    <style:style style:name="P18" style:family="paragraph" style:parent-style-name="Preformatted_20_Text">
      <style:text-properties style:font-name="Courier New"/>
    </style:style>
    <style:style style:name="P19" style:family="paragraph" style:parent-style-name="Preformatted_20_Text">
      <style:text-properties fo:color="#000080"/>
    </style:style>
    <style:style style:name="P20" style:family="paragraph" style:parent-style-name="Preformatted_20_Text">
      <style:text-properties style:font-name="Times New Roman" fo:font-size="12pt" style:font-size-asian="12pt" style:font-size-complex="12pt"/>
    </style:style>
    <style:style style:name="P21" style:family="paragraph" style:parent-style-name="Standard">
      <style:text-properties fo:language="en" fo:country="none"/>
    </style:style>
    <style:style style:name="P22" style:family="paragraph" style:parent-style-name="Standard">
      <style:text-properties style:font-name="Courier New" fo:font-size="10pt" fo:language="en" fo:country="none" style:font-size-asian="10pt" style:font-size-complex="10pt"/>
    </style:style>
    <style:style style:name="P23" style:family="paragraph" style:parent-style-name="Preformatted_20_Text">
      <style:text-properties style:font-name="Times New Roman" fo:font-size="12pt" style:font-size-asian="12pt" style:font-size-complex="12pt"/>
    </style:style>
    <style:style style:name="P24" style:family="paragraph" style:parent-style-name="Preformatted_20_Text">
      <style:paragraph-properties style:writing-mode="lr-tb"/>
      <style:text-properties fo:language="en" fo:country="non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background-color="#ffcc99"/>
    </style:style>
    <style:style style:name="T3" style:family="text">
      <style:text-properties fo:language="en" fo:country="none" style:text-underline-style="solid" style:text-underline-width="auto" style:text-underline-color="font-color" fo:font-weight="bold" fo:background-color="#ffcc99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background-color="#ffff00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fo:background-color="#ffcc99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8000"/>
    </style:style>
    <style:style style:name="T12" style:family="text">
      <style:text-properties fo:color="#008000" style:font-name="Courier New" fo:font-size="10pt" style:font-size-asian="10pt" style:font-size-complex="10pt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ize="10pt" style:font-size-asian="10pt" style:font-size-complex="10pt"/>
    </style:style>
    <style:style style:name="T15" style:family="text">
      <style:text-properties style:font-name="Courier New" fo:font-size="10pt" fo:language="en" fo:country="none" style:font-size-asian="10pt" style:font-size-complex="10pt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fo:color="#000000"/>
    </style:style>
    <style:style style:name="T18" style:family="text">
      <style:text-properties fo:color="#000000" style:text-underline-style="solid" style:text-underline-width="auto" style:text-underline-color="font-color" fo:font-weight="bold" fo:background-color="#ffcc99" style:font-weight-asian="bold" style:font-weight-complex="bold"/>
    </style:style>
    <style:style style:name="T19" style:family="text">
      <style:text-properties fo:background-color="#ffcc99"/>
    </style:style>
    <style:style style:name="T20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CS101_-_Unit_5_Homework"/>CS101 - Unit 5 Homework</text:p>
      <text:p text:style-name="Standard"/>
      <text:p text:style-name="Standard"><text:bookmark text:name="line-2"/><text:bookmark text:name="Question_1_-__Growth"/><text:span text:style-name="T7">Question 1 – Growth</text:span><text:bookmark text:name="line-3"/><text:span text:style-name="T6"> </text:span><text:span text:style-name="T8">– For</text:span> which of these procedures does the worst-case running time scale <text:tab/>linearly with the number of elements in the input list p? (You may assume that the elements <text:tab/>in the list are all small numbers) <text:bookmark text:name="line-4"/><text:bookmark text:name="line-5"/></text:p>
      <text:p text:style-name="P5">sum_list: <text:bookmark text:name="line-6"/><text:bookmark text:name="line-7"/></text:p>
      <text:p text:style-name="P7"><text:bookmark text:name="line-8"/><text:bookmark text:name="line-9"/><text:bookmark text:name="line-10"/><text:bookmark text:name="line-11"/><text:bookmark text:name="line-12"/><text:bookmark text:name="line-13"/><text:bookmark text:name="line-1"/>def sum_list(p):</text:p>
      <text:p text:style-name="P7"><text:bookmark text:name="line-21"/><text:s text:c="4"/>sum = 0</text:p>
      <text:p text:style-name="P7"><text:bookmark text:name="line-31"/><text:s text:c="4"/>for e in p:<text:span text:style-name="T11"># no matter what, you have to go through this for loop len(p) <text:tab/>#times – if you double the number of items in p, you double the run time, <text:tab/>#b/c you have to go through 2x as many items in the for loop</text:span></text:p>
      <text:p text:style-name="P7"><text:bookmark text:name="line-41"/><text:s text:c="8"/>sum = sum + e</text:p>
      <text:p text:style-name="P7"><text:bookmark text:name="line-51"/><text:s text:c="4"/>return sum</text:p>
      <text:p text:style-name="P4"><text:bookmark text:name="line-14"/>has_duplicate_element: <text:bookmark text:name="line-15"/><text:bookmark text:name="line-16"/></text:p>
      <text:p text:style-name="P7"><text:bookmark text:name="line-17"/><text:bookmark text:name="line-18"/><text:bookmark text:name="line-19"/><text:bookmark text:name="line-20"/><text:bookmark text:name="line-211"/><text:bookmark text:name="line-22"/><text:bookmark text:name="line-23"/><text:bookmark text:name="line-24"/><text:bookmark text:name="line-1-1"/>def has_duplicate_element(p):</text:p>
      <text:p text:style-name="P7"><text:bookmark text:name="line-2-1"/><text:tab/>res = []</text:p>
      <text:p text:style-name="P7"><text:bookmark text:name="line-3-1"/><text:tab/>for i in range(0, len(p)):<office:annotation><dc:creator>Unknown Author</dc:creator><dc:date>2012-07-03T14:36:53.94</dc:date><text:p text:style-name="P25"><text:span text:style-name="T20">This procedure takes one element of a list and compares it to the other elements in that list to determine whether the list contains duplicates</text:span></text:p></office:annotation></text:p>
      <text:p text:style-name="P7"><text:bookmark text:name="line-4-1"/><text:tab/><text:tab/>for j in range(0, len(p)):<text:span text:style-name="T11">#these two for loops both run len(p) times <text:tab/>#this creates a quadratic run time in relation to the number of elements <text:tab/>#in p – if we double the number of elements in p, we'll increase the run <text:tab/>#time by a factor of 4</text:span></text:p>
      <text:p text:style-name="P7"><text:bookmark text:name="line-5-1"/><text:tab/><text:tab/><text:tab/>if i != j and p[i] == p[j]:<office:annotation><dc:creator>Unknown Author</dc:creator><dc:date>2012-07-03T14:34:26.94</dc:date><text:p text:style-name="P25"><text:span text:style-name="T20">This line says not to compare an element with itself</text:span></text:p></office:annotation></text:p>
      <text:p text:style-name="P7"><text:bookmark text:name="line-61"/><text:s text:c="15"/><text:tab/><text:tab/><text:span text:style-name="T11">#OK – so take list [0,1,1] as an example – for i=0, <text:tab/>#compared to [0],[1],[2], none of these satisfy (e.g, [0] is the same, but <text:tab/>#this is comparing an element to itself, so the if loop here won't be <text:tab/>#triggered; j increments to the next element of the list, so now comparing <text:tab/>#the first element with the second element, p[0] with p[1], and these are <text:tab/>#not the same; j increments again, so now comparing p[0] with p[2], which <text:tab/>#are again not the same); then I increments, so we begin comparing p[1] <text:tab/>#with the other positions – j resets to 0, and p[1] and p[0] are not the <text:tab/>#same, j increments, p[1] and p[1] are identical so they can't be <text:tab/>#compared, j increments to compare p[1] and p[2] – these are both 1, so <text:tab/>#they're the same, and the procedure returns True</text:span></text:p>
      <text:p text:style-name="P7"><text:tab/><text:tab/><text:tab/><text:tab/>return True</text:p>
      <text:p text:style-name="P7"><text:bookmark text:name="line-71"/><text:tab/>return False</text:p>
      <text:p text:style-name="P5"><text:bookmark text:name="line-25"/>mystery: <text:bookmark text:name="line-26"/><text:bookmark text:name="line-27"/></text:p>
      <text:p text:style-name="P18"><text:bookmark text:name="line-28"/><text:bookmark text:name="line-29"/><text:bookmark text:name="line-30"/><text:bookmark text:name="line-311"/><text:bookmark text:name="line-32"/><text:bookmark text:name="line-33"/><text:bookmark text:name="line-34"/><text:bookmark text:name="line-35"/><text:bookmark text:name="line-36"/><text:bookmark text:name="line-37"/><text:bookmark text:name="line-38"/><text:bookmark text:name="line-1-2"/>def mystery(p):</text:p>
      <text:p text:style-name="P18"><text:bookmark text:name="line-2-2"/><text:s text:c="3"/>i = 0</text:p>
      <text:p text:style-name="P18"><text:bookmark text:name="line-3-2"/><text:s text:c="3"/>while True:</text:p>
      <text:p text:style-name="P18"><text:bookmark text:name="line-4-2"/><text:s text:c="7"/>if i &gt;= len(p):</text:p>
      <text:p text:style-name="P18"><text:bookmark text:name="line-5-2"/><text:s text:c="11"/>break</text:p>
      <text:p text:style-name="P18"><text:bookmark text:name="line-6-1"/><text:s text:c="7"/>if p[i] % 2:<office:annotation><dc:creator>Unknown Author</dc:creator><dc:date>2012-07-03T14:48:37.94</dc:date><text:p text:style-name="P25"><text:span text:style-name="T20">If p[i] is even, increment i by 2</text:span></text:p></office:annotation></text:p>
      <text:p text:style-name="P18"><text:bookmark text:name="line-7-1"/><text:s text:c="11"/>i = i + 2</text:p>
      <text:p text:style-name="P18"><text:bookmark text:name="line-81"/><text:s text:c="7"/>else:</text:p>
      <text:p text:style-name="P18"><text:bookmark text:name="line-91"/><text:s text:c="11"/>i = i + 1<office:annotation><dc:creator>Unknown Author</dc:creator><dc:date>2012-07-03T14:48:56.94</dc:date><text:p text:style-name="P25"><text:span text:style-name="T20">If p[i] is odd, increment i by 1</text:span></text:p></office:annotation></text:p>
      <text:p text:style-name="Standard"><text:bookmark text:name="line-101"/><text:span text:style-name="T13"><text:s/><text:tab/></text:span><text:span text:style-name="T12"># worst case is if every element of p is odd, because then i increments at <text:tab/>#half the pace, and it takes it twice as long to exceed len(p), whatever <text:tab/>#that is – in the worst case, all we have is a while-loop running through <text:tab/>#every element in p (i.e., just the initial if and the else statement), so <text:tab/>#this is linear</text:span><text:span text:style-name="T12"><office:annotation><dc:creator>Unknown Author</dc:creator><dc:date>2012-07-03T14:52:34.94</dc:date><text:p text:style-name="P25"><text:span text:style-name="T20">Note that in the best-case scenario, the growth here is also linear – even though the function goes 2x as fast, the issue is the growth of the run time, which doubles when p doubles</text:span></text:p></office:annotation></text:span></text:p>
      <text:p text:style-name="P7"><text:s text:c="4"/>return i</text:p>
      <text:p text:style-name="P6"/>
      <text:p text:style-name="Standard"><text:bookmark text:name="line-39"/><text:bookmark text:name="Question_2_-_Hash_String"/><text:span text:style-name="T7">Question 2 - Hash String</text:span><text:bookmark text:name="line-40"/> – Suppose we have a hash table implemented as described in Unit 5 <text:tab/>using the hash_string function. Which of the following are true statements? <text:bookmark text:name="line-411"/><text:bookmark text:name="line-42"/></text:p>
      <text:p text:style-name="Standard"><text:span text:style-name="T5">1: The</text:span> number of string comparisons done to look up a keyword that is not a key in the hash table <text:tab/>may be less than the number needed to look up a keyword that is a key in the hash table. </text:p>
      <text:p text:style-name="Standard"><text:bookmark text:name="line-43"/><text:tab/><text:span text:style-name="T11"># imagine 2 buckets, 1 = 40 key:value pairs, 2 = empty – if the non-existent keyword would <text:tab/>#appear in bucket 2, then there are no comparisons to be made, whereas looking for an <text:tab/>#extant keyword that's in bucket 1 could take up to 40 comparisons</text:span></text:p>
      <text:p text:style-name="Standard"><text:span text:style-name="T5">2: </text:span>We should expect the time to look up most keywords in the hash table will decrease as we <text:soft-page-break/><text:tab/>increase the number of buckets. </text:p>
      <text:p text:style-name="Standard"><text:bookmark text:name="line-44"/><text:tab/><text:span text:style-name="T11"># a good hash function will distribute keywords fairly evenly – this means that the smaller <text:tab/>#the number of buckets, the more keywords in each one, and the longer it takes to look <text:tab/>#through each one – more buckets means fewer keywords and a faster search through each <text:tab/>#bucket</text:span></text:p>
      <text:p text:style-name="Standard">3: It is always better to have more buckets in a hash table. </text:p>
      <text:p text:style-name="Standard"><text:bookmark text:name="line-45"/><text:tab/><text:span text:style-name="T11"># changing the number of buckets changes where keywords hash to – it could be the case <text:tab/>#that with 2 buckets, I have a good, even distribution of keywords, but the hash function is <text:tab/>#such that adding a third bucket means everything ends up in the new bucket 3; we choose <text:tab/>#hash functions carefully so that this is less likely, but depending on the keywords being <text:tab/>#used, <text:tab/>this is still possible</text:span></text:p>
      <text:p text:style-name="P10"><text:tab/># memory – I could have an arbitrarily long hash table, but they can use a lot of space, <text:tab/><text:tab/>#especially (compared to a fully used hashtable) if they contain relatively few keywords – <text:tab/>#we're looking for a sensible bucket:keyword ratio, and only increase the number of buckets <text:tab/>#to maintain this ratio</text:p>
      <text:p text:style-name="Standard">4: The time to look up a keyword in the hash table is always less than the time it would take in a <text:tab/>linear time list (as used in Unit 4).</text:p>
      <text:p text:style-name="Standard"><text:tab/><text:span text:style-name="T11"># </text:span><text:bookmark text:name="line-46"/><text:bookmark text:name="line-47"/><text:span text:style-name="T11">consider a bucket <text:s/>containing three keywords: Andy', 'is', 'Batman' – this is essentially the <text:tab/>#same as a list with those three words as element, and the time it takes to compare them is <text:tab/>#about the same</text:span></text:p>
      <text:p text:style-name="Standard"><text:bookmark text:name="Question_3_-__Is_Offered"/><text:span text:style-name="T7">Question 3 - Is Offered</text:span> – Dictionaries of Dictionaries (of Dictionaries)</text:p>
      <text:p text:style-name="Preformatted_20_Text"><text:bookmark text:name="line-3-3"/>#The next several questions concern the data structure below for keeping</text:p>
      <text:p text:style-name="Preformatted_20_Text"><text:bookmark text:name="line-4-3"/>#track of Udacity's courses (where all of the values are strings):</text:p>
      <text:p text:style-name="Preformatted_20_Text"><text:bookmark text:name="line-5-3"/></text:p>
      <text:p text:style-name="Preformatted_20_Text"><text:bookmark text:name="line-6-2"/># <text:s text:c="3"/><office:annotation><dc:creator>Unknown Author</dc:creator><dc:date>2012-07-03T15:13:27.96</dc:date><text:p text:style-name="P25"><text:span text:style-name="T20">Dictionary 1</text:span></text:p></office:annotation>{ &lt;hexamester&gt;, {<office:annotation><dc:creator>Unknown Author</dc:creator><dc:date>2012-07-03T15:13:39.96</dc:date><text:p text:style-name="P25"><text:span text:style-name="T20">Dictionary 2</text:span></text:p></office:annotation> &lt;class&gt;: {<office:annotation><dc:creator>Unknown Author</dc:creator><dc:date>2012-07-03T15:13:50.96</dc:date><text:p text:style-name="P25"><text:span text:style-name="T20">Dictionary 3</text:span></text:p></office:annotation> &lt;property&gt;: &lt;value&gt;, ... },</text:p>
      <text:p text:style-name="Preformatted_20_Text"><text:bookmark text:name="line-7-2"/># <text:s text:c="36"/>... },</text:p>
      <text:p text:style-name="Preformatted_20_Text"><text:bookmark text:name="line-8-1"/># <text:s text:c="5"/>... }</text:p>
      <text:p text:style-name="Preformatted_20_Text"><text:bookmark text:name="line-9-1"/></text:p>
      <text:p text:style-name="Preformatted_20_Text"><text:bookmark text:name="line-10-1"/>#For example,</text:p>
      <text:p text:style-name="Preformatted_20_Text"><text:bookmark text:name="line-118"/></text:p>
      <text:p text:style-name="P19"><text:bookmark text:name="line-121"/>courses = {</text:p>
      <text:p text:style-name="P19"><text:bookmark text:name="line-131"/><text:s text:c="4"/>'feb2012':<office:annotation><dc:creator>Unknown Author</dc:creator><dc:date>2012-07-03T15:14:31.96</dc:date><text:p text:style-name="P25"><text:span text:style-name="T20">In the “outermost” dictionary, the elements are 'monthyear':value, and that value is a dictionary</text:span></text:p></office:annotation> {<office:annotation><dc:creator>Unknown Author</dc:creator><dc:date>2012-07-03T15:15:20.96</dc:date><text:p text:style-name="P25"><text:span text:style-name="T20">In the “level-1” dictionary, the elements are 'coursenamenumber':value, and that value is a dictionary</text:span></text:p></office:annotation> 'cs101': {<office:annotation><dc:creator>Unknown Author</dc:creator><dc:date>2012-07-03T15:16:06.96</dc:date><text:p text:style-name="P25"><text:span text:style-name="T20">In the level-2 dictionary, the elements are key:value pairs in which the key is a general term (like 'name') and the value is more specific (like 'Building a Search Engine')</text:span></text:p></office:annotation>'name': 'Building a Search Engine',</text:p>
      <text:p text:style-name="P19"><text:bookmark text:name="line-141"/><text:s text:c="27"/>'teacher': 'Dave',</text:p>
      <text:p text:style-name="P19"><text:bookmark text:name="line-151"/><text:s text:c="27"/>'assistant': 'Peter C.'},</text:p>
      <text:p text:style-name="P19"><text:bookmark text:name="line-161"/><text:s text:c="17"/>'cs373': {'name': 'Programming a Robotic Car',</text:p>
      <text:p text:style-name="P19"><text:bookmark text:name="line-171"/><text:s text:c="27"/>'teacher': 'Sebastian',</text:p>
      <text:p text:style-name="P19"><text:bookmark text:name="line-181"/><text:s text:c="27"/>'assistant': 'Andy'}},</text:p>
      <text:p text:style-name="P19"><text:bookmark text:name="line-191"/><text:s text:c="4"/>'apr2012': { 'cs101': {'name': 'Building a Search Engine',</text:p>
      <text:p text:style-name="P19"><text:bookmark text:name="line-201"/><text:s text:c="27"/>'teacher': 'Dave',</text:p>
      <text:p text:style-name="P19"><text:bookmark text:name="line-212"/><text:s text:c="27"/>'assistant': 'Sarah'},</text:p>
      <text:p text:style-name="P19"><text:bookmark text:name="line-221"/><text:s text:c="17"/>'cs212': {'name': 'The Design of Computer Programs',</text:p>
      <text:p text:style-name="P19"><text:bookmark text:name="line-231"/><text:s text:c="27"/>'teacher': 'Peter N.',</text:p>
      <text:p text:style-name="P19"><text:bookmark text:name="line-241"/><text:s text:c="27"/>'assistant': 'Andy',</text:p>
      <text:p text:style-name="P19"><text:bookmark text:name="line-251"/><text:s text:c="27"/>'prereq': 'cs101'},</text:p>
      <text:p text:style-name="P19"><text:bookmark text:name="line-261"/><text:s text:c="17"/>'cs253': {'name': 'Web Application Engineering - Building a Blog',</text:p>
      <text:p text:style-name="P19"><text:bookmark text:name="line-271"/><text:s text:c="27"/>'teacher': 'Steve',</text:p>
      <text:p text:style-name="P19"><text:bookmark text:name="line-281"/><text:s text:c="27"/>'prereq': 'cs101'},</text:p>
      <text:p text:style-name="P19"><text:bookmark text:name="line-291"/><text:s text:c="17"/>'cs262': {'name': 'Programming Languages - Building a Web Browser',</text:p>
      <text:p text:style-name="P19"><text:bookmark text:name="line-301"/><text:s text:c="27"/>'teacher': 'Wes',</text:p>
      <text:p text:style-name="P19"><text:bookmark text:name="line-312"/><text:s text:c="27"/>'assistant': 'Peter C.',</text:p>
      <text:p text:style-name="P19"><text:bookmark text:name="line-321"/><text:s text:c="27"/>'prereq': 'cs101'},</text:p>
      <text:p text:style-name="P19"><text:bookmark text:name="line-331"/><text:s text:c="17"/>'cs373': {'name': 'Programming a Robotic Car',</text:p>
      <text:p text:style-name="P19"><text:bookmark text:name="line-341"/><text:s text:c="27"/>'teacher': 'Sebastian'},</text:p>
      <text:p text:style-name="P19"><text:bookmark text:name="line-351"/><text:s text:c="17"/>'cs387': {'name': 'Applied Cryptography',</text:p>
      <text:p text:style-name="P19"><text:bookmark text:name="line-361"/><text:s text:c="27"/>'teacher': 'Dave'}},</text:p>
      <text:p text:style-name="P19"><text:bookmark text:name="line-371"/><text:s text:c="4"/>'jan2044': { 'cs001': {'name': 'Building a Quantum Holodeck',</text:p>
      <text:p text:style-name="P19"><text:bookmark text:name="line-381"/><text:s text:c="27"/>'teacher': 'Dorina'},</text:p>
      <text:p text:style-name="P19"><text:bookmark text:name="line-391"/><text:soft-page-break/><text:s text:c="24"/>'cs003': {'name': 'Programming a Robotic Robotics Teacher',</text:p>
      <text:p text:style-name="P19"><text:bookmark text:name="line-401"/><text:s text:c="27"/>'teacher': 'Jasper'},</text:p>
      <text:p text:style-name="P19"><text:bookmark text:name="line-412"/><text:s text:c="21"/>}</text:p>
      <text:p text:style-name="P19"><text:bookmark text:name="line-421"/><text:s text:c="4"/>}</text:p>
      <text:p text:style-name="Preformatted_20_Text"><text:bookmark text:name="line-431"/></text:p>
      <text:p text:style-name="P20">For the following questions, you will find the</text:p>
      <text:p text:style-name="Preformatted_20_Text"><text:bookmark text:name="line-461"/># <text:s text:c="7"/><text:span text:style-name="T5">for &lt;key&gt; in &lt;dictionary&gt;:</text:span></text:p>
      <text:p text:style-name="P17"><text:bookmark text:name="line-471"/># <text:s text:c="18"/>&lt;block&gt;</text:p>
      <text:p text:style-name="P20">construct useful. <text:s/>This<text:span text:style-name="T5"> loops through the key values in the dictionary</text:span>. <text:s/>For example, this procedure returns a list of all the courses offered in the given hexamester:</text:p>
      <text:p text:style-name="Preformatted_20_Text"><text:bookmark text:name="line-512"/></text:p>
      <text:p text:style-name="Preformatted_20_Text"><text:bookmark text:name="line-521"/>def courses_offered(courses, hexamester):</text:p>
      <text:p text:style-name="Preformatted_20_Text"><text:bookmark text:name="line-531"/><text:s text:c="4"/>res = []</text:p>
      <text:p text:style-name="Preformatted_20_Text"><text:bookmark text:name="line-541"/><text:s text:c="4"/>for c in courses[hexamester]:</text:p>
      <text:p text:style-name="Preformatted_20_Text"><text:bookmark text:name="line-551"/><text:s text:c="8"/>res.append(c)</text:p>
      <text:p text:style-name="Preformatted_20_Text"><text:bookmark text:name="line-561"/><text:s text:c="4"/>return res<office:annotation><dc:creator>Unknown Author</dc:creator><dc:date>2012-07-03T15:32:17.97</dc:date><text:p text:style-name="P25"><text:span text:style-name="T20">print courses_offered(courses, 'feb2012') returns ['cs101', 'cs373']</text:span></text:p></office:annotation></text:p>
      <text:p text:style-name="Standard"/>
      <text:p text:style-name="Standard">Define a procedure, is_offered(courses, course, hexamester), that returns True if the input course is offered in the input hexamester, and returns False otherwise. <text:s/>For example,</text:p>
      <text:p text:style-name="Preformatted_20_Text"><text:bookmark text:name="line-612"/></text:p>
      <text:p text:style-name="Preformatted_20_Text">#print is_offered(courses, 'cs101', 'apr2012') =&gt; True</text:p>
      <text:p text:style-name="Preformatted_20_Text">#print is_offered(courses, 'cs003', 'apr2012') =&gt; False</text:p>
      <text:p text:style-name="Preformatted_20_Text"><text:bookmark text:name="line-641"/></text:p>
      <text:p text:style-name="Preformatted_20_Text"><text:bookmark text:name="line-651"/><text:span text:style-name="T16">Note: it is okay if your procedure produces an error if the input hexamester is not included in courses. For example,</text:span> is_offered(courses, 'cs101', 'dec2011') <text:span text:style-name="T16">can produce an error.)</text:span></text:p>
      <text:p text:style-name="Preformatted_20_Text"><text:bookmark text:name="line-671"/></text:p>
      <text:p text:style-name="P9">def is_offered(courses, course, hexamester):</text:p>
      <text:p text:style-name="P9"><text:s text:c="4"/>sched = courses_offered(courses,hexamester)</text:p>
      <text:p text:style-name="P9"><text:s text:c="4"/>if course in sched: </text:p>
      <text:p text:style-name="P9"><text:s text:c="8"/>return True</text:p>
      <text:p text:style-name="P9"><text:s text:c="4"/>else:</text:p>
      <text:p text:style-name="P9"><text:s text:c="8"/>return False</text:p>
      <text:p text:style-name="Standard"/>
      <text:p text:style-name="Standard">Answer: </text:p>
      <text:p text:style-name="Standard"><draw:frame draw:style-name="fr1" draw:name="graphics1" text:anchor-type="paragraph" svg:width="12.488cm" svg:height="2.143cm" draw:z-index="0"><draw:image xlink:href="Pictures/20000007000030C90000086002CC2B71.svm" xlink:type="simple" xlink:show="embed" xlink:actuate="onLoad"/></draw:frame>&gt; Much, much shorter – obviously; but the longer code does work</text:p>
      <text:p text:style-name="Standard">&gt; this is what print courses[hexamester] yields for 'feb2012': </text:p>
      <text:p text:style-name="Standard"><text:tab/><text:span text:style-name="T14">{'cs101': {'assistant': 'Peter C.', 'name': 'Building a Search Engine', <text:tab/>'teacher': 'Dave'}, 'cs373': {'assistant': 'Andy', 'name': 'Programming a <text:tab/>Robotic Car', 'teacher': 'Sebastian'}}</text:span></text:p>
      <text:p text:style-name="Standard"><text:tab/>&gt;&gt; This is the whole “value” (i.e., dictionary) associated with the <text:span text:style-name="T10">key</text:span> 'feb2012'</text:p>
      <text:p text:style-name="Standard"><text:tab/>&gt;&gt; “course in courses[hexamester]” thus means “is course a key in {'cs101': {…}, 'cs373':<text:tab/><text:tab/>{...}} – it's like it can only “see” the keys to look through, the associated dictionaries <text:tab/><text:tab/>are closed to examination</text:p>
      <text:p text:style-name="Standard"/>
      <text:p text:style-name="Standard"><text:bookmark text:name="line-1181"/><text:bookmark text:name="Question_4_-_When_Offered"/><text:span text:style-name="T7">Question 4 - When Offered</text:span><text:span text:style-name="T9"> </text:span><text:span text:style-name="T8">– </text:span>Define a procedure, when_offered(courses, course), that takes a <text:tab/>courses data structure and a string representing a class, and returns a list of strings<text:bookmark text:name="line-60-1"/><text:tab/>representing the hexamesters when the input course is offered. <text:s/>For example,</text:p>
      <text:p text:style-name="Preformatted_20_Text"><text:bookmark text:name="line-61-1"/></text:p>
      <text:p text:style-name="Preformatted_20_Text"><text:bookmark text:name="line-62-1"/>#print when_offered (courses, 'cs101') =&gt; ['apr2012', 'feb2012']</text:p>
      <text:p text:style-name="Preformatted_20_Text"><text:bookmark text:name="line-63-1"/>#print when_offered(courses, 'bio893') =&gt; []</text:p>
      <text:p text:style-name="Preformatted_20_Text"/>
      <text:p text:style-name="Preformatted_20_Text"/>
      <text:p text:style-name="Preformatted_20_Text"><text:bookmark text:name="line-64-1"/></text:p>
      <text:p text:style-name="P8"><text:soft-page-break/>def when_offered(courses,course):</text:p>
      <text:p text:style-name="P8"><text:s text:c="4"/>sched=[]</text:p>
      <text:p text:style-name="P8"><text:s text:c="4"/>for h in courses:</text:p>
      <text:p text:style-name="P8"><text:s text:c="8"/>if course in courses[h]:</text:p>
      <text:p text:style-name="P8"><text:s text:c="12"/>sched.append(h)</text:p>
      <text:p text:style-name="P8"><text:s text:c="4"/>return sched</text:p>
      <text:p text:style-name="Standard"/>
      <text:p text:style-name="Standard">Answer – exactly the same as code above</text:p>
      <text:p text:style-name="Standard"/>
      <text:p text:style-name="Standard"><text:bookmark text:name="Question_5_.2BIBM_Involved_.282_Gold_Stars.29"/><text:span text:style-name="T7">Question 5 – Involved</text:span> (2 Gold Stars)<text:bookmark text:name="line-563"/><text:bookmark text:name="line-583"/> – Define a procedure, involved(courses, person), that takes as input a courses structure and a person and returns a Dictionary that describes all the courses the person is involved in. <text:s/>A person is involved in a course if they are a value for any property for the course. <text:s/>The output Dictionary should have hexamesters as its keys, and each value should be a list of courses that are offered that hexamester (the courses in the list can be in any order).</text:p>
      <text:p text:style-name="Preformatted_20_Text"><text:bookmark text:name="line-643"/></text:p>
      <text:p text:style-name="Preformatted_20_Text"><text:bookmark text:name="line-653"/>#For example,</text:p>
      <text:p text:style-name="Preformatted_20_Text"><text:bookmark text:name="line-663"/></text:p>
      <text:p text:style-name="Preformatted_20_Text"><text:bookmark text:name="line-673"/># print involved(courses, 'Dave') =&gt; {'apr2012': ['cs101', 'cs387'], 'feb2012': ['cs101']}</text:p>
      <text:p text:style-name="Preformatted_20_Text"><text:bookmark text:name="line-683"/># print involved(courses, 'Peter C.') =&gt; {'apr2012': ['cs262'], 'feb2012': ['cs101']}</text:p>
      <text:p text:style-name="P2"><text:bookmark text:name="line-692"/># print involved(courses, 'Dorina') =&gt; {'jan2044': ['cs001']}</text:p>
      <text:p text:style-name="P7">def involved(courses,person):</text:p>
      <text:p text:style-name="P7"><text:s text:c="4"/>output = {}</text:p>
      <text:p text:style-name="P7"><text:s text:c="4"/>for h in courses:</text:p>
      <text:p text:style-name="P7"><text:s text:c="8"/>for course in courses[h]:</text:p>
      <text:p text:style-name="P7"><text:s text:c="12"/>match = False</text:p>
      <text:p text:style-name="P7"><text:s text:c="12"/>if 'teacher' in courses[h][course]:</text:p>
      <text:p text:style-name="P7"><text:s text:c="16"/>if courses[h][course]['teacher'] == person:</text:p>
      <text:p text:style-name="P7"><text:s text:c="20"/>match = True <text:s text:c="8"/></text:p>
      <text:p text:style-name="P7"><text:s text:c="12"/>if 'assistant' in courses[h][course]:</text:p>
      <text:p text:style-name="P7"><text:s text:c="16"/>if courses[h][course]['assistant'] == person:</text:p>
      <text:p text:style-name="P7"><text:s text:c="20"/>match = True</text:p>
      <text:p text:style-name="P7"><text:s text:c="12"/>if match:</text:p>
      <text:p text:style-name="P7"><text:s text:c="16"/>if h in output:</text:p>
      <text:p text:style-name="P7"><text:s text:c="20"/>output[h].append(course)<office:annotation><dc:creator>Unknown Author</dc:creator><dc:date>2012-07-04T10:35:14.99</dc:date><text:p text:style-name="P25"><text:span text:style-name="T20">So if there is already a term date in output (which means there is already at least a one-member course list), append the present course to the existing course list (which is the value associated with h – i.e., it's what's returned by output[h])</text:span></text:p></office:annotation></text:p>
      <text:p text:style-name="P7"><text:s text:c="16"/>else:</text:p>
      <text:p text:style-name="P7"><text:s text:c="20"/>output[h]=[course]</text:p>
      <text:p text:style-name="P7"><text:s text:c="4"/>return output</text:p>
      <text:p text:style-name="P7"/>
      <text:p text:style-name="P7"/>
      <text:p text:style-name="Standard">Answer: </text:p>
      <text:p text:style-name="P7"><draw:frame draw:style-name="fr2" draw:name="graphics2" text:anchor-type="paragraph" svg:width="17cm" svg:height="7.038cm" draw:z-index="1"><draw:image xlink:href="Pictures/20000007000045AA00001CD706286CDC.svm" xlink:type="simple" xlink:show="embed" xlink:actuate="onLoad"/></draw:frame></text:p>
      <text:p text:style-name="Standard"><text:soft-page-break/>&gt;The “official” answer does seem better in that it eliminates looking for 'teacher' and 'assistant,' <text:tab/>primarily – I think my procedure is still pretty good, though</text:p>
      <text:p text:style-name="Standard"/>
      <text:p text:style-name="Standard"/>
      <text:p text:style-name="Standard"><text:bookmark text:name="Question_6_-_Refactoring"/><text:span text:style-name="T7">Question 6 – Refactoring</text:span><text:span text:style-name="T8"> – </text:span><text:s/>In video 28, Update, it was suggested that some of the duplicate code <text:tab/>in lookup and update could be avoided by a better design. <text:s/>We can do this by defining a <text:tab/>procedure that finds the entry corresponding to a given key, and using that in both lookup <text:tab/>and update.</text:p>
      <text:p text:style-name="P20">&gt;Here are the original procedures:</text:p>
      <text:p text:style-name="P15"><text:bookmark text:name="line-8-3"/>def hashtable_update(htable, key, value)<office:annotation><dc:creator>Unknown Author</dc:creator><dc:date>2012-07-04T10:44:51.99</dc:date><text:p><text:span text:style-name="T20">Updates the value associated with key. If key is already in the table, change the value to the new value. Otherwise add a new entry for the key and value. </text:span></text:p></office:annotation>:</text:p>
      <text:p text:style-name="P12"><text:bookmark text:name="line-9-3"/><text:s text:c="4"/><text:span text:style-name="T4">bucket = hashtable_get_bucket(htable, key)</text:span><text:span text:style-name="T4"><office:annotation><dc:creator>Unknown Author</dc:creator><dc:date>2012-07-04T10:40:46.99</dc:date><text:p text:style-name="P25"><text:span text:style-name="T20">The blue code is duplicated in both procedures</text:span></text:p></office:annotation></text:span></text:p>
      <text:p text:style-name="P14"><text:bookmark text:name="line-10-3"/><text:s text:c="4"/>for entry in bucket:</text:p>
      <text:p text:style-name="P14"><text:bookmark text:name="line-11-2"/><text:s text:c="8"/>if entry[0] == key:</text:p>
      <text:p text:style-name="P12"><text:bookmark text:name="line-12-2"/><text:s text:c="12"/><text:span text:style-name="T17">entry[1] = value</text:span></text:p>
      <text:p text:style-name="P15"><text:bookmark text:name="line-13-2"/><text:s text:c="12"/>return</text:p>
      <text:p text:style-name="P15"><text:bookmark text:name="line-14-2"/><text:s text:c="4"/>bucket.append([key, value])</text:p>
      <text:p text:style-name="P12"><text:bookmark text:name="line-15-2"/></text:p>
      <text:p text:style-name="P15">def hashtable_lookup(htable, key):<office:annotation><dc:creator>Unknown Author</dc:creator><dc:date>2012-07-04T10:44:01</dc:date><text:p><text:span text:style-name="T20">Takes two inputs, a hash table and a key (string), and outputs the value associated with that key. If the key is not in the table, output None.</text:span></text:p></office:annotation></text:p>
      <text:p text:style-name="P12"><text:bookmark text:name="line-17-2"/><text:s text:c="4"/><text:span text:style-name="T4">bucket = hashtable_get_bucket(htable, key)</text:span></text:p>
      <text:p text:style-name="P14"><text:bookmark text:name="line-18-2"/><text:s text:c="4"/>for entry in bucket:</text:p>
      <text:p text:style-name="P14"><text:bookmark text:name="line-19-2"/><text:s text:c="8"/>if entry[0] == key:</text:p>
      <text:p text:style-name="P12"><text:bookmark text:name="line-20-2"/><text:s text:c="7"/><text:span text:style-name="T17"><text:s text:c="5"/>return entry[1]</text:span></text:p>
      <text:p text:style-name="P15"><text:s text:c="4"/>return None</text:p>
      <text:p text:style-name="Standard">&gt; Whenever we have duplicate code like the loop that finds the entry in hashtable_update and <text:tab/>hashtable_lookup, we should consider whether there is a better way to write this that would <text:tab/>avoid the duplication. <text:s/>We should be able to rewrite these procedures to be shorter by <text:tab/>defining a new procedure and rewriting both hashtable_update and hashtable_lookup to use <text:tab/>that procedure.</text:p>
      <text:p text:style-name="Standard">&gt; Modify the code for both hashtable_update and hashtable_lookup to have the same behavior they <text:tab/>have now, but using fewer lines of code in each procedure. <text:s/>You should define a new <text:tab/>procedure to help with this. <text:s/><text:span text:style-name="T5">Your new version should have approximately the same running <text:tab/>time as the original version, but neither hashtable_update or hashtable_lookup should <text:tab/>include any for or while loop, and the block of each procedure should be no more than 6 <text:tab/>lines long.</text:span></text:p>
      <text:p text:style-name="Preformatted_20_Text"/>
      <text:p text:style-name="Preformatted_20_Text"/>
      <text:p text:style-name="Preformatted_20_Text">************NEW PROCEDURES*************</text:p>
      <text:p text:style-name="P3"/>
      <text:p text:style-name="P3">def find_relevant_entry(htable, key):</text:p>
      <text:p text:style-name="P3"><text:s text:c="4"/>bucket = hashtable_get_bucket(htable, key)<office:annotation><dc:creator>Unknown Author</dc:creator><dc:date>2012-07-04T11:33:37</dc:date><text:p text:style-name="P25"><text:span text:style-name="T20">Creating functions like this – i.e., refactoring – minimizes bugs and saves time – if I want to change this, all I need to do is change it here, rather than wading through every hash function and changing it individually for each procedure</text:span></text:p></office:annotation></text:p>
      <text:p text:style-name="P3"><text:s text:c="4"/>for entry in bucket: </text:p>
      <text:p text:style-name="P3"><text:s text:c="8"/>if entry[0] == key:</text:p>
      <text:p text:style-name="P3"><text:s text:c="12"/>return entry</text:p>
      <text:p text:style-name="P3"><text:s text:c="4"/>else: </text:p>
      <text:p text:style-name="P3"><text:s text:c="8"/>return -1</text:p>
      <text:p text:style-name="P3"/>
      <text:p text:style-name="P3">def hashtable_update(htable, key, value):</text:p>
      <text:p text:style-name="P3"><text:s text:c="4"/>bucket = hashtable_get_bucket(htable, key)<office:annotation><dc:creator>Unknown Author</dc:creator><dc:date>2012-07-04T11:26:35</dc:date><text:p text:style-name="P25"><text:span text:style-name="T20">W/o this, I get an error about bucket not being defined</text:span></text:p></office:annotation></text:p>
      <text:p text:style-name="P3"><text:s text:c="4"/>entry = find_relevant_entry(htable, key)</text:p>
      <text:p text:style-name="P3"><text:s text:c="4"/>if entry != -1:</text:p>
      <text:p text:style-name="P3"><text:s text:c="8"/>entry[1] = value</text:p>
      <text:p text:style-name="P3"><text:s text:c="8"/>return</text:p>
      <text:p text:style-name="P3"><text:s text:c="4"/>bucket.append([key, value])</text:p>
      <text:p text:style-name="P15"/>
      <text:p text:style-name="P13"/>
      <text:p text:style-name="P15">def hashtable_lookup(htable, key):</text:p>
      <text:p text:style-name="P15"><text:bookmark text:name="line-17-22"/><text:s text:c="4"/><text:span text:style-name="T14">entry = find_relevant_entry(htable, key)</text:span></text:p>
      <text:p text:style-name="P15"><text:s text:c="4"/>if entry != -1:</text:p>
      <text:p text:style-name="P15"><text:bookmark text:name="line-20-21"/><text:s text:c="12"/>return entry[1]</text:p>
      <text:p text:style-name="P16"><text:soft-page-break/><text:s text:c="4"/>return None</text:p>
      <text:p text:style-name="Preformatted_20_Text">++++++++++++++++++++++other, related procedures++++++++++</text:p>
      <text:p text:style-name="Preformatted_20_Text"><text:bookmark text:name="line-24-2"/>def make_hashtable(size)<office:annotation><dc:creator>Unknown Author</dc:creator><dc:date>2012-07-04T11:00:24</dc:date><text:p text:style-name="P25"><text:span text:style-name="T20">Creates a hashtable with the appropriate number of empty buckets</text:span></text:p></office:annotation>:</text:p>
      <text:p text:style-name="Preformatted_20_Text"><text:bookmark text:name="line-25-2"/><text:s text:c="4"/>table = []</text:p>
      <text:p text:style-name="Preformatted_20_Text"><text:bookmark text:name="line-26-2"/><text:s text:c="4"/>for unused in range(0, size):</text:p>
      <text:p text:style-name="Preformatted_20_Text"><text:bookmark text:name="line-27-2"/><text:s text:c="8"/>table.append([])</text:p>
      <text:p text:style-name="Preformatted_20_Text"><text:bookmark text:name="line-28-2"/><text:s text:c="4"/>return table</text:p>
      <text:p text:style-name="Preformatted_20_Text"><text:bookmark text:name="line-29-2"/></text:p>
      <text:p text:style-name="Preformatted_20_Text"><text:bookmark text:name="line-30-2"/>def hash_string(s, size)<office:annotation><dc:creator>Unknown Author</dc:creator><dc:date>2012-07-04T10:54:58</dc:date><text:p text:style-name="P25"><text:span text:style-name="T20">Indicates what bucket a keyword(string s) goes into – outcome depends on all the letters in the string, not just the first letter</text:span></text:p></office:annotation>:</text:p>
      <text:p text:style-name="Preformatted_20_Text"><text:bookmark text:name="line-31-2"/><text:s text:c="4"/>h = 0</text:p>
      <text:p text:style-name="Preformatted_20_Text"><text:bookmark text:name="line-32-2"/><text:s text:c="4"/>for c in s:</text:p>
      <text:p text:style-name="Preformatted_20_Text"><text:bookmark text:name="line-33-2"/><text:s text:c="9"/>h = h + ord(c)</text:p>
      <text:p text:style-name="Preformatted_20_Text"><text:bookmark text:name="line-34-2"/><text:s text:c="4"/>return h % size</text:p>
      <text:p text:style-name="Preformatted_20_Text"><text:bookmark text:name="line-35-2"/></text:p>
      <text:p text:style-name="Preformatted_20_Text"><text:bookmark text:name="line-36-2"/>def hashtable_get_bucket(htable, key)<office:annotation><dc:creator>Unknown Author</dc:creator><dc:date>2012-07-04T11:01:38</dc:date><text:p text:style-name="P25"><text:span text:style-name="T20">This finds the bucket where the keyword could occur (i.e., should occur if it's in the table – although it may not be)</text:span></text:p></office:annotation>:</text:p>
      <text:p text:style-name="Preformatted_20_Text"><text:bookmark text:name="line-37-2"/><text:s text:c="4"/>return htable[hash_string(key, len(htable))]</text:p>
      <text:p text:style-name="Preformatted_20_Text"><text:bookmark text:name="line-38-2"/>++++++++++++++++++++++++++++++++++++++++++++++</text:p>
      <text:p text:style-name="P17"/>
      <text:p text:style-name="P20">Your procedures should have the same behavior as the originals. <text:s/>For example:</text:p>
      <text:p text:style-name="Preformatted_20_Text"><text:bookmark text:name="line-53-2"/></text:p>
      <text:p text:style-name="Preformatted_20_Text"><text:bookmark text:name="line-54-2"/>table = make_hashtable(10)</text:p>
      <text:p text:style-name="Preformatted_20_Text"><text:bookmark text:name="line-55-2"/>hashtable_update(table, 'Python', 'Monty')</text:p>
      <text:p text:style-name="Preformatted_20_Text"><text:bookmark text:name="line-56-2"/>hashtable_update(table, 'CLU', 'Barbara Liskov')</text:p>
      <text:p text:style-name="Preformatted_20_Text"><text:bookmark text:name="line-57-2"/>hashtable_update(table, 'JavaScript', 'Brendan Eich')</text:p>
      <text:p text:style-name="Preformatted_20_Text"><text:bookmark text:name="line-58-2"/>hashtable_update(table, 'Python', 'Guido van Rossum')</text:p>
      <text:p text:style-name="P2"><text:bookmark text:name="line-59-2"/>print hashtable_lookup(table, 'Python') # =&gt; Guido van Rossum</text:p>
      <text:p text:style-name="Standard">Answer: </text:p>
      <text:p text:style-name="Standard">&gt;&gt; helper function</text:p>
      <text:p text:style-name="Standard"><draw:frame draw:style-name="fr1" draw:name="graphics3" text:anchor-type="paragraph" svg:width="8.204cm" svg:height="3.254cm" draw:z-index="2"><draw:image xlink:href="Pictures/200000070000200B00000CB7B584AA59.svm" xlink:type="simple" xlink:show="embed" xlink:actuate="onLoad"/></draw:frame><text:tab/>– note that this takes bucket as an input – it does not define it inside the procedure; also, it <text:tab/><text:tab/>returns None, rather than -1</text:p>
      <text:p text:style-name="Standard"><text:tab/>– not sure how bucket can work as input, since none of the other related procedures return it <text:tab/><text:tab/>thus named – obviously, it's the output of hashtable_get_bucket, but that returns the <text:tab/><text:tab/>list-element from a position in hashtable,which is not assigned the variable name <text:tab/><text:tab/>“bucket”</text:p>
      <text:p text:style-name="Standard">&gt;&gt; modified update procedure</text:p>
      <text:p text:style-name="Standard"><draw:frame draw:style-name="fr3" draw:name="graphics4" text:anchor-type="paragraph" svg:width="12.622cm" svg:height="4.738cm" draw:z-index="3"><draw:image xlink:href="Pictures/200000070000314E0000128103746D99.svm" xlink:type="simple" xlink:show="embed" xlink:actuate="onLoad"/></draw:frame><text:tab/>– note use of “if entry” – this is possible because the helper function returns None if the <text:tab/><text:tab/><text:tab/>keyword is not in the bucket</text:p>
      <text:p text:style-name="Standard">&gt;&gt; modified lookup procedure</text:p>
      <text:p text:style-name="Standard"><draw:frame draw:style-name="fr1" draw:name="graphics5" text:anchor-type="paragraph" svg:width="15.769cm" svg:height="4.262cm" draw:z-index="4"><draw:image xlink:href="Pictures/2000000700003D9A000010A5EF052739.svm" xlink:type="simple" xlink:show="embed" xlink:actuate="onLoad"/></draw:frame><text:soft-page-break/></text:p>
      <text:p text:style-name="Standard"><text:bookmark text:name="Question_7_.2BIBM_Involved_.282_Gold_Stars.29"/><text:span text:style-name="T6">Question 7 – Memoization (2 Gold Stars):</text:span> <text:s/>Memoization is a way to make code run faster by<office:annotation><dc:creator>Unknown Author</dc:creator><dc:date>2012-07-16T12:09:37.10</dc:date><text:p text:style-name="P26"><text:span text:style-name="T21">Not done – answer here is answer in test problem</text:span></text:p></office:annotation> saving previously computed results. <text:s/>Instead of needing to recompute the value of an expression, a memoized computation first looks for the value in a cache of pre-computed values. Define a procedure, cached_execution(cache, proc, proc_input), that takes in three inputs: a cache, which is a dictionary that maps inputs to proc to their previously computed values, a procedure, proc, which can be called by just writing proc(proc_input), and proc_input which is the input to proc. Your procedure should return the value of the proc with input proc_input, but should only evaluate it if it has not been previously called.</text:p>
      <text:p text:style-name="Standard"/>
      <text:p text:style-name="Preformatted_20_Text"><draw:frame draw:style-name="fr1" draw:name="graphics6" text:anchor-type="paragraph" svg:width="12.464cm" svg:height="6.405cm" draw:z-index="5"><draw:image xlink:href="Pictures/20000007000030AF00001904672F1555.svm" xlink:type="simple" xlink:show="embed" xlink:actuate="onLoad"/></draw:frame><text:bookmark text:name="line-11-11"/></text:p>
      <text:p text:style-name="Preformatted_20_Text"><text:bookmark text:name="line-12-11"/>def cached_execution(cache, proc, proc_input):</text:p>
      <text:p text:style-name="Preformatted_20_Text"><text:tab/>if proc_input not in cache:</text:p>
      <text:p text:style-name="Preformatted_20_Text"><text:tab/><text:tab/>cache[proc_input] = proc(proc_input)</text:p>
      <text:p text:style-name="Preformatted_20_Text"><text:tab/>return cache[proc_input]</text:p>
      <text:p text:style-name="Preformatted_20_Text"><text:bookmark text:name="line-13-11"/></text:p>
      <text:p text:style-name="Preformatted_20_Text"><text:bookmark text:name="line-14-11"/></text:p>
      <text:p text:style-name="Preformatted_20_Text"><text:bookmark text:name="line-15-11"/></text:p>
      <text:p text:style-name="Preformatted_20_Text"><text:bookmark text:name="line-16-11"/>#Here is an example showing the desired behavior of cached_execution:</text:p>
      <text:p text:style-name="Preformatted_20_Text"><text:bookmark text:name="line-17-11"/></text:p>
      <text:p text:style-name="Preformatted_20_Text"><text:bookmark text:name="line-18-11"/>def factorial(n):</text:p>
      <text:p text:style-name="Preformatted_20_Text"><text:bookmark text:name="line-19-11"/><text:s text:c="4"/>print "Running factorial"</text:p>
      <text:p text:style-name="Preformatted_20_Text"><text:bookmark text:name="line-20-11"/><text:s text:c="4"/>result = 1</text:p>
      <text:p text:style-name="Preformatted_20_Text"><text:bookmark text:name="line-21-11"/><text:s text:c="4"/>for i in range(2, n + 1):</text:p>
      <text:p text:style-name="Preformatted_20_Text"><text:bookmark text:name="line-22-11"/><text:s text:c="8"/>result = result * i</text:p>
      <text:p text:style-name="Preformatted_20_Text"><text:bookmark text:name="line-23-11"/><text:s text:c="4"/>return result</text:p>
      <text:p text:style-name="Preformatted_20_Text"><text:bookmark text:name="line-24-11"/></text:p>
      <text:p text:style-name="Preformatted_20_Text"><text:bookmark text:name="line-25-11"/>cache = {} # start cache as an empty dictionary</text:p>
      <text:p text:style-name="Preformatted_20_Text"><text:bookmark text:name="line-26-11"/>### first execution (should print out Running factorial and the result)</text:p>
      <text:p text:style-name="Preformatted_20_Text"><text:bookmark text:name="line-27-11"/>print cached_execution(cache, 'factorial(50)') <text:s text:c="26"/></text:p>
      <text:p text:style-name="Preformatted_20_Text"><text:bookmark text:name="line-28-11"/></text:p>
      <text:p text:style-name="Preformatted_20_Text"><text:bookmark text:name="line-29-11"/>print "Second time:"</text:p>
      <text:p text:style-name="Preformatted_20_Text"><text:bookmark text:name="line-30-11"/>### second execution (should only print out the result)</text:p>
      <text:p text:style-name="Preformatted_20_Text"><text:bookmark text:name="line-31-11"/>print cached_execution(cache, 'factorial(50)')</text:p>
      <text:p text:style-name="Preformatted_20_Text"><text:bookmark text:name="line-32-11"/></text:p>
      <text:p text:style-name="Preformatted_20_Text"><text:bookmark text:name="line-33-11"/><text:soft-page-break/>#Here is a more interesting example using cached_execution </text:p>
      <text:p text:style-name="Preformatted_20_Text"><text:bookmark text:name="line-34-11"/>#(do not worry if you do not understand this, though, </text:p>
      <text:p text:style-name="Preformatted_20_Text"><text:bookmark text:name="line-35-11"/>#it will be more clear after Unit 6):</text:p>
      <text:p text:style-name="Preformatted_20_Text"><text:bookmark text:name="line-36-11"/></text:p>
      <text:p text:style-name="Preformatted_20_Text"><text:bookmark text:name="line-37-11"/>def cached_fibo(cache, n):</text:p>
      <text:p text:style-name="Preformatted_20_Text"><text:bookmark text:name="line-38-11"/><text:s text:c="4"/>if n == 1 or n == 0:</text:p>
      <text:p text:style-name="Preformatted_20_Text"><text:bookmark text:name="line-39-11"/><text:s text:c="8"/>return n</text:p>
      <text:p text:style-name="Preformatted_20_Text"><text:bookmark text:name="line-40-11"/><text:s text:c="4"/>else:</text:p>
      <text:p text:style-name="Preformatted_20_Text"><text:bookmark text:name="line-41-11"/><text:s text:c="8"/>return cached_execution(cache, 'cached_fibo(cache, ' + str(n - 1) + ')') \</text:p>
      <text:p text:style-name="Preformatted_20_Text"><text:bookmark text:name="line-42-11"/><text:s text:c="15"/>+ cached_execution(cache, 'cached_fibo(cache, ' + str(n - 2) + ')')</text:p>
      <text:p text:style-name="Preformatted_20_Text"><text:bookmark text:name="line-43-11"/></text:p>
      <text:p text:style-name="Preformatted_20_Text"><text:bookmark text:name="line-44-11"/>cache = {}</text:p>
      <text:p text:style-name="Preformatted_20_Text"><text:bookmark text:name="line-45-11"/># do not try this at home...at least without a cache!</text:p>
      <text:p text:style-name="Preformatted_20_Text"><text:bookmark text:name="line-46-11"/>#print cached_execution(cache, 'cached_fibo(cache, 100)')</text:p>
      <text:p text:style-name="Preformatted_20_Text"><text:bookmark text:name="line-47-11"/></text:p>
      <text:p text:style-name="Preformatted_20_Text"><text:bookmark text:name="line-48-11"/>#Hint: you will need to use the built-in eval function similarly to how we used</text:p>
      <text:p text:style-name="Preformatted_20_Text"><text:bookmark text:name="line-49-11"/>#it in time_execution. <text:s/>The eval function takes a string as input, and returns</text:p>
      <text:p text:style-name="P2"><text:bookmark text:name="line-50-11"/>#the result of evaluating that string as a Python expression.</text:p>
      <text:p text:style-name="P11"><text:bookmark text:name="CS101_-_Unit_5_Extra_Practice"/>CS101 - Unit 5 Extra Practice</text:p>
      <text:p text:style-name="Standard"/>
      <text:p text:style-name="Standard"><text:bookmark text:name="line-254"/><text:bookmark text:name="Problem_1_-_Shift_a_letter"/><text:span text:style-name="T7">Problem 1 - Shift a letter</text:span><text:bookmark text:name="CA-8c27eb06c76db0ab2b22fe8f36c92cb3f6dc2911"/><text:bookmark text:name="line-315"/><text:bookmark text:name="line-415"/><text:bookmark text:name="line-515"/><text:bookmark text:name="line-615"/><text:bookmark text:name="line-714"/><text:bookmark text:name="line-814"/><text:bookmark text:name="line-913"/><text:bookmark text:name="line-1014"/><text:bookmark text:name="line-1113"/><text:bookmark text:name="line-1214"/><text:bookmark text:name="line-1314"/><text:bookmark text:name="line-1414"/><text:bookmark text:name="line-1513"/><text:bookmark text:name="line-1613"/><text:bookmark text:name="line-1713"/><text:bookmark text:name="line-1813"/><text:bookmark text:name="line-1913"/><text:bookmark text:name="line-1-12"/><text:span text:style-name="T19">: </text:span><text:span text:style-name="T2"><text:s/></text:span><text:span text:style-name="T1">Write a procedure, shift, which takes as its input a lowercase letter, a-z <text:tab/>and returns the next letter in the alphabet after it, with 'a' following 'z'.</text:span></text:p>
      <text:p text:style-name="P21"/>
      <text:p text:style-name="Standard"><text:s/><text:span text:style-name="T15">def shift(letter):</text:span></text:p>
      <text:p text:style-name="P22"><text:s text:c="4"/>if ord(letter) &lt; ord('z'): </text:p>
      <text:p text:style-name="P22"><text:s text:c="8"/>return chr(ord(letter) + 1)</text:p>
      <text:p text:style-name="P7"><text:span text:style-name="T1"><text:s text:c="4"/>if ord(letter) == ord('z'):</text:span><text:span text:style-name="T1"><office:annotation><dc:creator>Unknown Author</dc:creator><dc:date>2012-07-04T11:56:52.02</dc:date><text:p text:style-name="P25"><text:span text:style-name="T22">This seems like a kludgy way to get around a following z, but I'm not sure how else to do it using chr and ord – the character that actually follows z in the ASCII numbering is a curly bracket</text:span></text:p></office:annotation></text:span></text:p>
      <text:p text:style-name="P22"><text:s text:c="8"/>return'a'</text:p>
      <text:p text:style-name="P21"><text:tab/></text:p>
      <text:p text:style-name="P21">Alternative: </text:p>
      <text:p text:style-name="P21"/>
      <text:p text:style-name="P22">alphabet = {'a':'b','b':'c','c':'d','d':'e','e':'f','f':'g','g':'h','h':'i','i':'j','j':'k','k':'l','l':'m','m':'n','n':'o','o':'p','p':'r','r':'s','s':'t','t':'u','u':'v','v':'w','w':'x','x':'y','y':'z','z':'a'}</text:p>
      <text:p text:style-name="P22">def shift(letter):</text:p>
      <text:p text:style-name="P22"><text:s text:c="4"/>for e in alphabet: </text:p>
      <text:p text:style-name="P22"><text:s text:c="8"/>if e == letter: </text:p>
      <text:p text:style-name="P7"><text:span text:style-name="T1"><text:s text:c="12"/>return alphabet[e]</text:span><text:span text:style-name="T1"><office:annotation><dc:creator>Unknown Author</dc:creator><dc:date>2012-07-04T12:18:19.04</dc:date><text:p text:style-name="P25"><text:span text:style-name="T22">More work to create the alphabet, but less kludgy seeming</text:span></text:p></office:annotation></text:span></text:p>
      <text:p text:style-name="P21"/>
      <text:p text:style-name="Standard"><text:bookmark text:name="line-2013"/><text:bookmark text:name="line-2113"/><text:bookmark text:name="Problem_2_-_Shift_n_letters"/><text:span text:style-name="T7">Problem 2 - Shift n letters</text:span><text:bookmark text:name="CA-f731f11f52fda9fd87e15f196c94e2a47ff9fbc8_1"/><text:bookmark text:name="line-1-41"/><text:bookmark text:name="CA-f731f11f52fda9fd87e15f196c94e2a47ff9fbc8"/><text:span text:style-name="T3">: </text:span><text:span text:style-name="T1">Write a procedure, shift_n_letters which takes as its input a lowercase</text:span></text:p>
      <text:p text:style-name="P21"><text:bookmark text:name="CA-f731f11f52fda9fd87e15f196c94e2a47ff9fbc8_2"/><text:bookmark text:name="line-2-21"/><text:tab/>letter, a-z, and an integer n, and returns the letter n steps in the alphabet after it. If the input <text:tab/>is z, the output should be a. Note that n can be positive, negative or zero.</text:p>
      <text:p text:style-name="P21"><text:bookmark text:name="CA-f731f11f52fda9fd87e15f196c94e2a47ff9fbc8_5"/><text:bookmark text:name="line-5-21"/></text:p>
      <text:p text:style-name="P24">alphabet = {1:'a',2:'b',3:'c',4:'d',5:'e',6:'f',7:'g',8:'h',9:'i',10:'j',11:'k',12:'l',13:'m',14:'n',15:'o',16:'p',17:'q',18:'r',19:'s',20:'t',21:'u',22:'v',23:'w',24:'x',25:'y',26:'z'}</text:p>
      <text:p text:style-name="P24"/>
      <text:p text:style-name="P24">def shift_n_letters(letter, n):</text:p>
      <text:p text:style-name="P24"><text:s text:c="4"/>for e in alphabet:</text:p>
      <text:p text:style-name="P24"><text:s text:c="8"/>if alphabet[e] == letter:</text:p>
      <text:p text:style-name="P24"><text:s text:c="12"/>location = e + n</text:p>
      <text:p text:style-name="P24"><text:s text:c="12"/>if location &gt; 25:</text:p>
      <text:p text:style-name="P24"><text:s text:c="16"/>location = location - 26</text:p>
      <text:p text:style-name="P24"><text:s text:c="12"/>if location &lt; 1:</text:p>
      <text:p text:style-name="P24"><text:s text:c="16"/>location = location + 26</text:p>
      <text:p text:style-name="P24"><text:soft-page-break/><text:s text:c="12"/>return alphabet[location]</text:p>
      <text:p text:style-name="P24"><text:s/><text:bookmark text:name="CA-f731f11f52fda9fd87e15f196c94e2a47ff9fbc8_9"/><text:bookmark text:name="line-9-21"/></text:p>
      <text:p text:style-name="P24"><text:bookmark text:name="CA-f731f11f52fda9fd87e15f196c94e2a47ff9fbc8_10"/><text:bookmark text:name="line-10-21"/>print shift_n_letters('s',1)</text:p>
      <text:p text:style-name="P24"><text:bookmark text:name="CA-f731f11f52fda9fd87e15f196c94e2a47ff9fbc8_11"/><text:bookmark text:name="line-11-21"/>#&gt;&gt;&gt; t</text:p>
      <text:p text:style-name="P24"><text:bookmark text:name="CA-f731f11f52fda9fd87e15f196c94e2a47ff9fbc8_12"/><text:bookmark text:name="line-12-21"/>print shift_n_letters('s',2)</text:p>
      <text:p text:style-name="P24"><text:bookmark text:name="CA-f731f11f52fda9fd87e15f196c94e2a47ff9fbc8_13"/><text:bookmark text:name="line-13-21"/>#&gt;&gt;&gt; u</text:p>
      <text:p text:style-name="P24"><text:bookmark text:name="CA-f731f11f52fda9fd87e15f196c94e2a47ff9fbc8_14"/><text:bookmark text:name="line-14-21"/>print shift_n_letters('s',10)</text:p>
      <text:p text:style-name="P24"><text:bookmark text:name="CA-f731f11f52fda9fd87e15f196c94e2a47ff9fbc8_15"/><text:bookmark text:name="line-15-12"/>#&gt;&gt;&gt; c</text:p>
      <text:p text:style-name="P24"><text:bookmark text:name="CA-f731f11f52fda9fd87e15f196c94e2a47ff9fbc8_16"/><text:bookmark text:name="line-16-12"/>print shift_n_letters('s',-10)</text:p>
      <text:p text:style-name="P21"><text:bookmark text:name="CA-f731f11f52fda9fd87e15f196c94e2a47ff9fbc8_17"/><text:bookmark text:name="line-17-12"/>#&gt;&gt;&gt; i</text:p>
      <text:p text:style-name="P21"/>
      <text:p text:style-name="P21"/>
      <text:p text:style-name="P22"/>
      <text:p text:style-name="Standard"><text:bookmark text:name="line-424"/><text:bookmark text:name="line-434"/><text:bookmark text:name="Problem_3_-_Rotate"/><text:span text:style-name="T18">Problem 3 – Rota</text:span><text:span text:style-name="T7">te</text:span><text:bookmark text:name="CA-fbfbee7320001c466b22c5393ba0ab33ccf7d1a7_1"/><text:bookmark text:name="line-1-6"/><text:bookmark text:name="CA-fbfbee7320001c466b22c5393ba0ab33ccf7d1a7"/><text:span text:style-name="T19">:</text:span> <text:span text:style-name="T1">Write a procedure, rotate, which takes as its input a string of lower case</text:span></text:p>
      <text:p text:style-name="Standard"><text:bookmark text:name="CA-fbfbee7320001c466b22c5393ba0ab33ccf7d1a7_2"/><text:bookmark text:name="line-2-31"/><text:span text:style-name="T1"><text:tab/>letters, a-z and an integer n, and returns the string of lower case letters where each letter is n <text:tab/>steps after the corresponding letter in the input word. Note that 'z' follows 'a'. You can use an <text:tab/>additional procedure if you choose to as long as rotate returns the correct string.</text:span><text:bookmark text:name="CA-fbfbee7320001c466b22c5393ba0ab33ccf7d1a7_6"/><text:bookmark text:name="line-6-31"/><text:span text:style-name="T1"> Note that n <text:tab/>can be positive, negative or zero.</text:span><text:span text:style-name="T1"><office:annotation><dc:creator>Unknown Author</dc:creator><dc:date>2012-07-04T12:56:28.04</dc:date><text:p text:style-name="P25"><text:span text:style-name="T22">This just iterates the procedure above for every character in a string</text:span></text:p></office:annotation></text:span></text:p>
      <text:p text:style-name="P24"/>
      <text:p text:style-name="P24"/>
      <text:p text:style-name="P24">alphabet = {1:'a',2:'b',3:'c',4:'d',5:'e',6:'f',7:'g',8:'h',9:'i',10:'j',11:'k',12:'l',13:'m',14:'n',15:'o',16:'p',17:'q',18:'r',19:'s',20:'t',21:'u',22:'v',23:'w',24:'x',25:'y',26:'z'}</text:p>
      <text:p text:style-name="P24"/>
      <text:p text:style-name="P24">def rotate(string, n):</text:p>
      <text:p text:style-name="P1"><text:span text:style-name="T1"><text:s text:c="4"/>rotated_string = ''</text:span><text:span text:style-name="T1"><office:annotation><dc:creator>Unknown Author</dc:creator><dc:date>2012-07-04T13:37:59.05</dc:date><text:p text:style-name="P25"><text:span text:style-name="T22">This code works for single strings, but it runs phrases together into one long string</text:span></text:p></office:annotation></text:span></text:p>
      <text:p text:style-name="P24"><text:s text:c="4"/>for character in string: </text:p>
      <text:p text:style-name="P24"><text:s text:c="8"/>for e in alphabet:</text:p>
      <text:p text:style-name="P1"><text:span text:style-name="T1"><text:s text:c="12"/>if alphabet[e] == character:</text:span><text:span text:style-name="T1"><office:annotation><dc:creator>Unknown Author</dc:creator><dc:date>2012-07-04T14:28:02.05</dc:date><text:p text:style-name="P25"><text:span text:style-name="T22">Call previous procedure rather than writing this all again</text:span></text:p></office:annotation></text:span></text:p>
      <text:p text:style-name="P24"><text:s text:c="16"/>location = e + n</text:p>
      <text:p text:style-name="P24"><text:s text:c="16"/>if location &gt; 25:</text:p>
      <text:p text:style-name="P24"><text:s text:c="20"/>location = location - 26</text:p>
      <text:p text:style-name="P24"><text:s text:c="16"/>if location &lt; 1:</text:p>
      <text:p text:style-name="P24"><text:s text:c="20"/>location = location + 26</text:p>
      <text:p text:style-name="P24"><text:s text:c="16"/>rotated_string = rotated_string + alphabet[location]</text:p>
      <text:p text:style-name="P24"><text:s text:c="16"/>break</text:p>
      <text:p text:style-name="P24"><text:s text:c="4"/>return rotated_string</text:p>
      <text:p text:style-name="P24"/>
      <text:p text:style-name="P24"/>
      <text:p text:style-name="P24">alphabet = {1:'a',2:'b',3:'c',4:'d',5:'e',6:'f',7:'g',8:'h',9:'i',10:'j',11:'k',12:'l',13:'m',14:'n',15:'o',16:'p',17:'q',18:'r',19:'s',20:'t',21:'u',22:'v',23:'w',24:'x',25:'y',26:'z'}</text:p>
      <text:p text:style-name="P24"/>
      <text:p text:style-name="P24">def rotate(string, n):</text:p>
      <text:p text:style-name="P24"><text:s text:c="4"/>rotated_string = ''</text:p>
      <text:p text:style-name="P24"><text:s text:c="4"/>for character in string: </text:p>
      <text:p text:style-name="P24"><text:s text:c="8"/>if character == ' ':</text:p>
      <text:p text:style-name="P1"><text:span text:style-name="T1"><text:s text:c="12"/>rotated_string = rotated_string + character</text:span><text:span text:style-name="T1"><office:annotation><dc:creator>Unknown Author</dc:creator><dc:date>2012-07-04T14:26:27.05</dc:date><text:p text:style-name="P25"><text:span text:style-name="T22">Insert blank spaces to deal with multi-word strings being crushed into one long word</text:span></text:p></office:annotation></text:span></text:p>
      <text:p text:style-name="P24"><text:s text:c="8"/>else: </text:p>
      <text:p text:style-name="P1"><text:span text:style-name="T1"><text:s text:c="12"/>rotated_string = rotated_string + shift_n_letters(character, n)</text:span><text:span text:style-name="T1"><office:annotation><dc:creator>Unknown Author</dc:creator><dc:date>2012-07-04T14:26:57.05</dc:date><text:p text:style-name="P25"><text:span text:style-name="T22">Use shift_n_letters procedure already defined above</text:span></text:p></office:annotation></text:span></text:p>
      <text:p text:style-name="P24"><text:s text:c="4"/>return rotated_string <text:s text:c="3"/></text:p>
      <text:p text:style-name="P24"/>
      <text:p text:style-name="P24">def shift_n_letters(letter, n):</text:p>
      <text:p text:style-name="P24"><text:s text:c="4"/>for e in alphabet:</text:p>
      <text:p text:style-name="P24"><text:s text:c="8"/>if alphabet[e] == letter:</text:p>
      <text:p text:style-name="P24"><text:s text:c="12"/>location = e + n</text:p>
      <text:p text:style-name="P24"><text:s text:c="12"/>if location &gt; 25:</text:p>
      <text:p text:style-name="P24"><text:s text:c="16"/>location = location - 26</text:p>
      <text:p text:style-name="P24"><text:s text:c="12"/>if location &lt; 1:</text:p>
      <text:p text:style-name="P24"><text:s text:c="16"/>location = location + 26</text:p>
      <text:p text:style-name="P24"><text:soft-page-break/><text:s text:c="12"/>return alphabet[location]</text:p>
      <text:p text:style-name="P24"/>
      <text:p text:style-name="P24">print rotate ('sarah', 13)</text:p>
      <text:p text:style-name="P24">#&gt;&gt;&gt; 'fnenu'</text:p>
      <text:p text:style-name="P24">print rotate('fnenu',13)</text:p>
      <text:p text:style-name="P24">#&gt;&gt;&gt; 'sarah'</text:p>
      <text:p text:style-name="P24">print rotate('dave',5)</text:p>
      <text:p text:style-name="P24">#&gt;&gt;&gt;'ifaj'</text:p>
      <text:p text:style-name="P24">print rotate('ifaj',-5)</text:p>
      <text:p text:style-name="P24">#&gt;&gt;&gt;'dave'</text:p>
      <text:p text:style-name="P24">print rotate(("zw pfli tfuv nfibj tfiivtkcp pfl jyflcu "</text:p>
      <text:p text:style-name="P24"><text:s text:c="16"/>"sv rscv kf ivru kyzj"),-17)</text:p>
      <text:p text:style-name="P24">#&gt;&gt;&gt; ???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1T17:57:35.85</meta:creation-date>
    <meta:generator>OpenOffice.org/3.3$Win32 OpenOffice.org_project/330m20$Build-9567</meta:generator>
    <dc:date>2012-07-16T12:09:47.77</dc:date>
    <meta:editing-duration>PT13H44M32S</meta:editing-duration>
    <meta:editing-cycles>79</meta:editing-cycles>
    <meta:document-statistic meta:table-count="0" meta:image-count="6" meta:object-count="0" meta:page-count="10" meta:paragraph-count="314" meta:word-count="2677" meta:character-count="19107"/>
  </office:meta>
</office:document-meta>
</file>